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text-indent="0.4916in"/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T54" style:parent-style-name="Fuentedepárrafopredeter." style:family="text">
      <style:text-properties fo:language="en" fo:country="US"/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paragraph-properties fo:text-indent="0.4916in"/>
      <style:text-properties fo:language="en" fo:country="US"/>
    </style:style>
    <style:style style:name="P71" style:parent-style-name="Normal" style:family="paragraph">
      <style:paragraph-properties fo:text-indent="0.4916in"/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T86" style:parent-style-name="Fuentedepárrafopredeter." style:family="text">
      <style:text-properties fo:language="en" fo:country="US"/>
    </style:style>
    <style:style style:name="T87" style:parent-style-name="Fuentedepárrafopredeter." style:family="text">
      <style:text-properties fo:language="en" fo:country="US"/>
    </style:style>
    <style:style style:name="T88" style:parent-style-name="Fuentedepárrafopredeter." style:family="text">
      <style:text-properties fo:language="en" fo:country="US"/>
    </style:style>
    <style:style style:name="T89" style:parent-style-name="Fuentedepárrafopredeter." style:family="text">
      <style:text-properties fo:language="en" fo:country="US"/>
    </style:style>
    <style:style style:name="T90" style:parent-style-name="Fuentedepárrafopredeter." style:family="text">
      <style:text-properties fo:language="en" fo:country="US"/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language="en" fo:country="US"/>
    </style:style>
    <style:style style:name="T93" style:parent-style-name="Fuentedepárrafopredeter." style:family="text">
      <style:text-properties fo:language="en" fo:country="US"/>
    </style:style>
    <style:style style:name="T94" style:parent-style-name="Fuentedepárrafopredeter." style:family="text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T145" style:parent-style-name="Fuentedepárrafopredeter." style:family="text">
      <style:text-properties fo:language="en" fo:country="US"/>
    </style:style>
    <style:style style:name="T146" style:parent-style-name="Fuentedepárrafopredeter." style:family="text">
      <style:text-properties fo:language="en" fo:country="US"/>
    </style:style>
    <style:style style:name="T147" style:parent-style-name="Fuentedepárrafopredeter." style:family="text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59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60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6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6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paragraph-properties fo:text-indent="0.4916in"/>
    </style:style>
    <style:style style:name="P167" style:parent-style-name="Normal" style:family="paragraph">
      <style:paragraph-properties fo:text-indent="0.4916in"/>
      <style:text-properties fo:language="en" fo:country="US"/>
    </style:style>
    <style:style style:name="P168" style:parent-style-name="Normal" style:family="paragraph">
      <style:paragraph-properties fo:text-indent="0.4916in"/>
      <style:text-properties fo:language="en" fo:country="US"/>
    </style:style>
    <style:style style:name="P169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paragraph-properties fo:text-indent="0.4916in"/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paragraph-properties fo:text-indent="0.4916in"/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paragraph-properties fo:text-indent="0.4916in"/>
      <style:text-properties fo:language="en" fo:country="US"/>
    </style:style>
    <style:style style:name="P181" style:parent-style-name="Normal" style:family="paragraph">
      <style:paragraph-properties fo:text-indent="0.4916in"/>
      <style:text-properties fo:language="en" fo:country="US"/>
    </style:style>
    <style:style style:name="P18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paragraph-properties fo:text-indent="0.4916in"/>
      <style:text-properties fo:language="en" fo:country="US"/>
    </style:style>
    <style:style style:name="P189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90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9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paragraph-properties fo:text-indent="0.4916in"/>
      <style:text-properties fo:language="en" fo:country="US"/>
    </style:style>
    <style:style style:name="P200" style:parent-style-name="Normal" style:family="paragraph">
      <style:paragraph-properties fo:text-indent="0.4916in"/>
      <style:text-properties fo:language="en" fo:country="US"/>
    </style:style>
    <style:style style:name="P201" style:parent-style-name="Normal" style:family="paragraph">
      <style:paragraph-properties fo:text-indent="0.4916in"/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paragraph-properties fo:text-indent="0.4916in"/>
      <style:text-properties fo:language="en" fo:country="US"/>
    </style:style>
    <style:style style:name="P206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07" style:parent-style-name="Normal" style:family="paragraph">
      <style:paragraph-properties fo:text-indent="0.4916in"/>
      <style:text-properties fo:language="en" fo:country="US"/>
    </style:style>
    <style:style style:name="P208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paragraph-properties fo:text-indent="0.4916in"/>
      <style:text-properties fo:language="en" fo:country="US"/>
    </style:style>
    <style:style style:name="P215" style:parent-style-name="Normal" style:family="paragraph">
      <style:paragraph-properties fo:text-indent="0.4916in"/>
      <style:text-properties fo:language="en" fo:country="US"/>
    </style:style>
    <style:style style:name="P216" style:parent-style-name="Normal" style:family="paragraph">
      <style:paragraph-properties fo:text-indent="0.4916in"/>
      <style:text-properties fo:language="en" fo:country="US"/>
    </style:style>
    <style:style style:name="P217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18" style:parent-style-name="Normal" style:family="paragraph">
      <style:paragraph-properties fo:text-indent="0.4916in"/>
      <style:text-properties fo:language="en" fo:country="US"/>
    </style:style>
    <style:style style:name="P219" style:parent-style-name="Normal" style:family="paragraph">
      <style:paragraph-properties fo:text-indent="0.4916in"/>
      <style:text-properties fo:language="en" fo:country="US"/>
    </style:style>
    <style:style style:name="P220" style:parent-style-name="Normal" style:family="paragraph">
      <style:paragraph-properties fo:margin-left="0.4916in" fo:text-indent="0.4916in">
        <style:tab-stops/>
      </style:paragraph-properties>
    </style:style>
    <style:style style:name="T221" style:parent-style-name="Fuentedepárrafopredeter." style:family="text">
      <style:text-properties fo:language="en" fo:country="US"/>
    </style:style>
    <style:style style:name="T222" style:parent-style-name="Fuentedepárrafopredeter." style:family="text">
      <style:text-properties fo:font-weight="bold" style:font-weight-asian="bold" fo:language="en" fo:country="US"/>
    </style:style>
    <style:style style:name="P223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24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25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26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27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paragraph-properties fo:text-indent="0.4916in"/>
      <style:text-properties fo:language="en" fo:country="US"/>
    </style:style>
    <style:style style:name="P231" style:parent-style-name="Normal" style:family="paragraph">
      <style:paragraph-properties fo:text-indent="0.4916in"/>
      <style:text-properties fo:language="en" fo:country="US"/>
    </style:style>
    <style:style style:name="P232" style:parent-style-name="Normal" style:family="paragraph">
      <style:paragraph-properties fo:text-indent="0.4916in"/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paragraph-properties fo:text-indent="0.4916in"/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paragraph-properties fo:text-indent="0.4916in"/>
      <style:text-properties fo:language="en" fo:country="US"/>
    </style:style>
    <style:style style:name="P237" style:parent-style-name="Normal" style:family="paragraph">
      <style:paragraph-properties fo:text-indent="0.4916in"/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paragraph-properties fo:text-indent="0.4916in"/>
      <style:text-properties fo:language="en" fo:country="US"/>
    </style:style>
    <style:style style:name="P240" style:parent-style-name="Normal" style:family="paragraph">
      <style:paragraph-properties fo:text-indent="0.4916in"/>
      <style:text-properties fo:language="en" fo:country="US"/>
    </style:style>
    <style:style style:name="P241" style:parent-style-name="Normal" style:family="paragraph">
      <style:paragraph-properties fo:text-indent="0.4916in"/>
      <style:text-properties fo:language="en" fo:country="US"/>
    </style:style>
    <style:style style:name="P242" style:parent-style-name="Normal" style:family="paragraph">
      <style:paragraph-properties fo:text-indent="0.4916in"/>
      <style:text-properties fo:language="en" fo:country="US"/>
    </style:style>
    <style:style style:name="P243" style:parent-style-name="Normal" style:family="paragraph">
      <style:paragraph-properties fo:text-indent="0.4916in"/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paragraph-properties fo:text-indent="0.4916in"/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paragraph-properties fo:text-indent="0.4916in"/>
      <style:text-properties fo:language="en" fo:country="US"/>
    </style:style>
    <style:style style:name="P249" style:parent-style-name="Normal" style:family="paragraph">
      <style:paragraph-properties fo:text-indent="0.4916in"/>
      <style:text-properties fo:language="en" fo:country="US"/>
    </style:style>
    <style:style style:name="P250" style:parent-style-name="Normal" style:family="paragraph">
      <style:paragraph-properties fo:margin-left="0.4916in" fo:text-indent="0.4916in">
        <style:tab-stops/>
      </style:paragraph-properties>
    </style:style>
    <style:style style:name="P25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3" style:parent-style-name="Normal" style:family="paragraph">
      <style:paragraph-properties fo:margin-left="1.475in" fo:text-indent="0.4916in">
        <style:tab-stops/>
      </style:paragraph-properties>
      <style:text-properties fo:language="en" fo:country="US"/>
    </style:style>
    <style:style style:name="P254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5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6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7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8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59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0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1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4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5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6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7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paragraph-properties fo:text-indent="0.4916in"/>
      <style:text-properties fo:language="en" fo:country="US"/>
    </style:style>
    <style:style style:name="P270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paragraph-properties fo:text-indent="0.4916in"/>
      <style:text-properties fo:language="en" fo:country="US"/>
    </style:style>
    <style:style style:name="P273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274" style:parent-style-name="Normal" style:family="paragraph">
      <style:paragraph-properties fo:text-indent="0.4916in"/>
      <style:text-properties fo:language="en" fo:country="US"/>
    </style:style>
    <style:style style:name="P275" style:parent-style-name="Normal" style:family="paragraph">
      <style:paragraph-properties fo:text-indent="0.4916in"/>
      <style:text-properties fo:language="en" fo:country="US"/>
    </style:style>
    <style:style style:name="P276" style:parent-style-name="Normal" style:family="paragraph">
      <style:paragraph-properties fo:text-indent="0.4916in"/>
      <style:text-properties fo:language="en" fo:country="US"/>
    </style:style>
    <style:style style:name="P277" style:parent-style-name="Normal" style:family="paragraph">
      <style:paragraph-properties fo:text-indent="0.4916in"/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paragraph-properties fo:text-indent="0.4916in"/>
      <style:text-properties fo:language="en" fo:country="US"/>
    </style:style>
    <style:style style:name="P281" style:parent-style-name="Normal" style:family="paragraph">
      <style:paragraph-properties fo:text-indent="0.4916in"/>
      <style:text-properties fo:language="en" fo:country="US"/>
    </style:style>
    <style:style style:name="P282" style:parent-style-name="Normal" style:family="paragraph">
      <style:paragraph-properties fo:text-indent="0.4916in"/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</office:automatic-styles>
  <office:body>
    <office:text text:use-soft-page-breaks="true">
      <text:p text:style-name="P1">Ensor-384 + Raspberry Pi<text:s/></text:p>
      <text:p text:style-name="P2">Sequence of preparing a Raspberry Pi 3B+ card to work with the "Ensor-384" audio recorder card</text:p>
      <text:p text:style-name="P3"/>
      <text:p text:style-name="P4">1.- Elements necessary to start</text:p>
      <text:p text:style-name="P5"><text:tab/>- Ensor-384 card</text:p>
      <text:p text:style-name="P6">- Raspberry Pi 3 B+</text:p>
      <text:p text:style-name="P7"><text:tab/>- Original Raspberry Pi power supply</text:p>
      <text:p text:style-name="P8"><text:tab/>- Original good 8GB micro SD card<text:s/>+ USB recorder for micro SD card</text:p>
      <text:p text:style-name="P9"><text:tab/>- USB Flash Memory of 64GB or larger</text:p>
      <text:p text:style-name="P10"><text:tab/>- A computer with an internet connection with Windows or Linux OS<text:s/></text:p>
      <text:p text:style-name="P11"><text:tab/>- The ensor384.zip file downloaded from the<text:s/>GitHub</text:p>
      <text:p text:style-name="P12"/>
      <text:p text:style-name="P13">2.- Install the Raspberry Pi OS Lite (64) operating system without a desktop</text:p>
      <text:p text:style-name="P14"><text:tab/>Use Raspberry Pi<text:s/>Imager by configuring the username and password,<text:s/></text:p>
      <text:p text:style-name="P15"><text:tab/>enabling ssh server</text:p>
      <text:p text:style-name="P16"/>
      <text:p text:style-name="P17"><text:tab/>user: ensor</text:p>
      <text:p text:style-name="P18"><text:tab/>password: ******** any</text:p>
      <text:p text:style-name="P19"/>
      <text:p text:style-name="P20">Recommended to use the Putty program to send commands via ssh to the Raspberry Pi</text:p>
      <text:p text:style-name="P21"/>
      <text:p text:style-name="P22"/>
      <text:p text:style-name="P23">3.- Connect the Ensor-384 card to the Raspberry pi and it, in turn, connect it to the Internet using an Ethernet cable. Turn on the system<text:s/></text:p>
      <text:p text:style-name="P24"/>
      <text:p text:style-name="P25">4.- update operating system</text:p>
      <text:p text:style-name="P26"><text:tab/>sudo apt update</text:p>
      <text:p text:style-name="P27"><text:tab/>sudo apt upgrade</text:p>
      <text:p text:style-name="P28"/>
      <text:p text:style-name="P29">5.- run sudo raspi-config</text:p>
      <text:p text:style-name="P30"><text:tab/>enable autologin with console 1 - S5 - B2</text:p>
      <text:soft-page-break/>
      <text:p text:style-name="P31"><text:tab/>enable ssh 3 - I1</text:p>
      <text:p text:style-name="P32"><text:tab/>enable i2c 3 - I5</text:p>
      <text:p text:style-name="P33"><text:tab/>expand filesystem 6 - A1</text:p>
      <text:p text:style-name="P34"><text:tab/></text:p>
      <text:p text:style-name="P35"><text:tab/>sudo reboot</text:p>
      <text:p text:style-name="P36"/>
      <text:p text:style-name="P37">6.- Connect a USB flash memory, with a capacity greater than or equal to 64GB, to the raspi-3b+ card and check its label.<text:s/></text:p>
      <text:p text:style-name="P38"><text:tab/>The<text:s/>USB flash memory<text:s/>will be formatted later in exFAT</text:p>
      <text:p text:style-name="P39"/>
      <text:p text:style-name="P40"><text:tab/>sudo fdisk -l</text:p>
      <text:p text:style-name="P41"><text:tab/><text:tab/>-&gt; /dev/sda1</text:p>
      <text:p text:style-name="P42"/>
      <text:p text:style-name="P43">The<text:s/>USB flash memory<text:s/>will be used to store the recording configuration file “ensor.conf” and the audio recordings</text:p>
      <text:p text:style-name="P44"><text:tab/>1 hour of audio recording 2 stereo channels at 192000 m/s and 32 bits occupy 5.4 GB</text:p>
      <text:p text:style-name="P45"><text:tab/>1 hour of audio recording 2 stereo channels at 384000 m/s and 32 bits occupy 10.8 GB</text:p>
      <text:p text:style-name="P46"/>
      <text:p text:style-name="P47"/>
      <text:p text:style-name="P48"/>
      <text:p text:style-name="P49"/>
      <text:p text:style-name="P50"/>
      <text:p text:style-name="P51"/>
      <text:p text:style-name="P52">7.- Mount the<text:s/>USB flash memory<text:s/>at system startup</text:p>
      <text:p text:style-name="P53"><text:tab/><text:tab/>The<text:s/>USB flash memory<text:s/>will be mounted in the following path</text:p>
      <text:p text:style-name="Normal"><text:span text:style-name="T54"><text:tab/></text:span><text:span text:style-name="T55"><text:tab/></text:span>/media/ensor/Ensor384</text:p>
      <text:p text:style-name="Normal"/>
      <text:p text:style-name="Normal"><text:tab/><text:tab/>create the ensor directory and ensor/Ensor384 in /media</text:p>
      <text:p text:style-name="Normal"/>
      <text:p text:style-name="Normal"><text:tab/><text:tab/><text:tab/>sudo mkdir -p /media/ensor/Ensor384</text:p>
      <text:p text:style-name="Normal"><text:tab/></text:p>
      <text:p text:style-name="Normal"><text:tab/><text:span text:style-name="T56">add the following line in the /etc/fstab file</text:span></text:p>
      <text:p text:style-name="P57"/>
      <text:p text:style-name="P58"><text:tab/>sudo nano /etc/fstab</text:p>
      <text:p text:style-name="P59"/>
      <text:p text:style-name="P60">/dev/sda1<text:tab/><text:s/>/media/ensor/Ensor384<text:tab/><text:s/>auto<text:tab/>auto,user,rw,umask=000,nofail,x-system.device-timeout=10<text:tab/>0<text:tab/>0<text:tab/></text:p>
      <text:p text:style-name="P61"><text:tab/><text:tab/>test that the changes in /etc/fstab are correct</text:p>
      <text:p text:style-name="P62"><text:tab/><text:tab/>sudo mount -a</text:p>
      <text:p text:style-name="P63"><text:tab/><text:tab/>sudo systemctl daemon-reload</text:p>
      <text:p text:style-name="P64"/>
      <text:p text:style-name="P65"><text:tab/><text:tab/>sudo reboot<text:s/></text:p>
      <text:p text:style-name="P66"><text:tab/><text:tab/>to check that the<text:s/>USB flash memory<text:s/>is mounted correctly</text:p>
      <text:p text:style-name="P67"/>
      <text:p text:style-name="P68">8.- The<text:s/>USB flash memory<text:s/>will be formatted in exFAT</text:p>
      <text:p text:style-name="P69"/>
      <text:p text:style-name="P70">This operation can be easily done in Windows,</text:p>
      <text:p text:style-name="P71">or on Linux, as below</text:p>
      <text:p text:style-name="P72"><text:tab/><text:tab/>sudo mkfs.exfat -n TAG /dev/sdXn</text:p>
      <text:p text:style-name="P73"><text:tab/><text:tab/>in our case</text:p>
      <text:p text:style-name="P74"><text:tab/><text:tab/>sudo fdisk -l to see /dev/sdXn</text:p>
      <text:p text:style-name="P75"><text:tab/><text:tab/>sudo mkfs.exfat -n Ensor384 /dev/sda1</text:p>
      <text:p text:style-name="P76"/>
      <text:p text:style-name="P77"/>
      <text:p text:style-name="P78">9.- File ensor384.zip</text:p>
      <text:p text:style-name="P79"><text:tab/>The compressed file ensor384.zip will be downloaded from the Internet, which includes the Ensor directory and the audio configuration file ensor.conf</text:p>
      <text:p text:style-name="P80">Unzip ensor384.zip and copy the ensor.conf file and the Ensor directory to the<text:s/>USB flash memory</text:p>
      <text:p text:style-name="P81"><text:tab/><text:tab/></text:p>
      <text:p text:style-name="P82"><text:tab/><text:tab/>Connect the<text:s/>USB flash memory<text:s/>to the Raspberry Pi and turn on<text:s/></text:p>
      <text:p text:style-name="P83"><text:tab/><text:tab/>On the<text:s/>USB flash memory, there will be the recording configuration file:</text:p>
      <text:p text:style-name="P84"><text:tab/><text:tab/><text:tab/>ensor.conf</text:p>
      <text:p text:style-name="P85"><text:tab/><text:tab/>and the Ensor directory, which will be copied to:<text:s/></text:p>
      <text:soft-page-break/>
      <text:p text:style-name="Normal"><text:span text:style-name="T86"><text:tab/></text:span><text:span text:style-name="T87"><text:tab/></text:span><text:span text:style-name="T88"><text:tab/></text:span>/home/ensor/</text:p>
      <text:p text:style-name="Normal"><text:tab/><text:s/><text:tab/><text:tab/>cp -dr /media/ensor/Ensor384/Ensor /home/ensor/</text:p>
      <text:p text:style-name="Normal"/>
      <text:p text:style-name="Normal"><text:tab/><text:span text:style-name="T89">Once the Ensor directory has been copied, if desired, it can be deleted from the<text:s/></text:span><text:span text:style-name="T90">USB flash memory</text:span></text:p>
      <text:p text:style-name="Normal"><text:span text:style-name="T91"><text:tab/></text:span><text:span text:style-name="T92"><text:tab/></text:span><text:span text:style-name="T93"><text:tab/></text:span>rm -dr /media/ensor/Ensor384/Ensor</text:p>
      <text:p text:style-name="Normal"/>
      <text:p text:style-name="Normal"><text:tab/><text:tab/><text:span text:style-name="T94">To record files larger than 4GB.</text:span></text:p>
      <text:p text:style-name="P95"><text:tab/><text:tab/>Install exfat-fuse on raspi<text:tab/></text:p>
      <text:p text:style-name="P96"><text:tab/><text:tab/><text:tab/>sudo apt install exfat-fuse</text:p>
      <text:p text:style-name="P97"><text:tab/></text:p>
      <text:p text:style-name="P98">10.- Copy the compiled dts file of the "Ensor-384" audio recording card to /boot/firmware/overlays</text:p>
      <text:p text:style-name="P99"/>
      <text:p text:style-name="P100"><text:tab/>The .dts file is located in the /home/ensor/Ensor/dts/ directory</text:p>
      <text:p text:style-name="P101"/>
      <text:p text:style-name="P102"><text:tab/><text:tab/>/home/ensor/Ensor/dts/tlv320adcx140-overlay.dts<text:s/></text:p>
      <text:p text:style-name="P103"/>
      <text:p text:style-name="P104"><text:tab/><text:tab/>We will have to compile it with the following command:</text:p>
      <text:p text:style-name="P105"><text:tab/><text:tab/>sudo dtc -@ -H epapr -O dtb -o tlv320adcx140-overlay.dtbo -Wno-unit_address_vs_reg tlv320adcx140-overlay.dts</text:p>
      <text:p text:style-name="P106"><text:tab/><text:tab/></text:p>
      <text:p text:style-name="P107"/>
      <text:p text:style-name="P108"><text:tab/>and the compiled file tlv320adcx140-overlay.dtbo copy it to /boot/firmware/overlays/</text:p>
      <text:p text:style-name="P109"><text:tab/><text:tab/>sudo cp /home/ensor/Ensor/dts/tlv320adcx140-overlay.dtbo /boot/firmware/overlays/</text:p>
      <text:p text:style-name="P110"/>
      <text:p text:style-name="P111">11.- modify the /boot/firmware/config.txt file</text:p>
      <text:p text:style-name="P112"><text:tab/></text:p>
      <text:p text:style-name="P113"><text:tab/>sudo nano /boot/firmware/config.txt</text:p>
      <text:p text:style-name="P114"><text:tab/><text:tab/>dtparam=i2c=on</text:p>
      <text:p text:style-name="P115"><text:tab/><text:tab/>dtparam=i2s=on</text:p>
      <text:soft-page-break/>
      <text:p text:style-name="P116"><text:tab/><text:tab/>gpio=4=op,dh</text:p>
      <text:p text:style-name="P117"><text:tab/><text:tab/>dtoverlay=tlv320adcx140-overlay</text:p>
      <text:p text:style-name="P118"/>
      <text:p text:style-name="P119"><text:s/><text:tab/><text:tab/>#disable the default audio cards</text:p>
      <text:p text:style-name="P120"><text:tab/><text:tab/>#dtparam=audio=on</text:p>
      <text:p text:style-name="P121"/>
      <text:p text:style-name="P122">#The following cannot be disabled because the screen does not #work when booting again</text:p>
      <text:p text:style-name="P123"><text:tab/><text:tab/>dtoverlay=vc4-kms-v3d</text:p>
      <text:p text:style-name="P124"/>
      <text:p text:style-name="P125"><text:tab/><text:tab/>#disable wifi and buetooth to avoid noise and consumption</text:p>
      <text:p text:style-name="P126"/>
      <text:p text:style-name="P127"><text:tab/><text:tab/>dtoverlay=disable-wifi</text:p>
      <text:p text:style-name="P128"><text:tab/><text:tab/>dtoverlay=disable-bt</text:p>
      <text:p text:style-name="P129"/>
      <text:p text:style-name="P130">12.- boot the system again and check that the ADCX140 recording card has been installed</text:p>
      <text:p text:style-name="P131"><text:tab/><text:tab/>arecord -l</text:p>
      <text:p text:style-name="P132"><text:tab/>check that card is 0 and device is 0</text:p>
      <text:p text:style-name="P133"><text:tab/><text:tab/>card 0: ADCX140 [ADCX140], device 0:<text:s/></text:p>
      <text:p text:style-name="P134"><text:s/></text:p>
      <text:p text:style-name="P135"><text:tab/>which are the necessary parameters for the recording program<text:s/><text:tab/></text:p>
      <text:p text:style-name="P136"><text:tab/></text:p>
      <text:p text:style-name="P137"><text:tab/><text:tab/>/home/ensor/Ensor/eea.py</text:p>
      <text:p text:style-name="P138">13.- Check that the card records audio at a sampling rate of 192000 m/s and 32 bits</text:p>
      <text:p text:style-name="P139"><text:tab/>The recording program is located in /home/ensor/Ensor/eea.py<text:s/></text:p>
      <text:p text:style-name="P140"><text:tab/>and the recording configuration file, ensor.conf, is located on the<text:s/>USB flash memory</text:p>
      <text:p text:style-name="P141"><text:tab/>If the<text:s/>USB flash memory<text:s/>does not have the ensor.conf configuration file recorded, the eea.py program creates one by default with the data shown below and the program will be executed with that data.</text:p>
      <text:p text:style-name="P142"><text:tab/>By default, the system does not record until "record=yes" is indicated.</text:p>
      <text:p text:style-name="P143"/>
      <text:p text:style-name="P144">Recording parameters can be modified with any text editor</text:p>
      <text:soft-page-break/>
      <text:p text:style-name="Normal"><text:span text:style-name="T145"><text:tab/></text:span><text:span text:style-name="T146"><text:tab/></text:span>nano /media/ensor/Ensor384/ensor.conf</text:p>
      <text:p text:style-name="Normal"><text:tab/><text:tab/><text:span text:style-name="T147">[DEFAULT]</text:span></text:p>
      <text:p text:style-name="P148"><text:tab/><text:tab/>record = no<text:s/><text:tab/>#enable recording or not &lt;yes, no&gt;<text:s/></text:p>
      <text:p text:style-name="P149"><text:tab/><text:tab/><text:tab/><text:tab/>#By default, it does not record</text:p>
      <text:p text:style-name="P150"><text:tab/><text:tab/>date = 01/12/2024</text:p>
      <text:p text:style-name="P151"><text:tab/><text:tab/>filename = test_192Ks_32bits</text:p>
      <text:p text:style-name="P152"/>
      <text:p text:style-name="P153"><text:tab/><text:tab/>[sound.format]</text:p>
      <text:p text:style-name="P154"><text:tab/><text:tab/>sampling = 192000</text:p>
      <text:p text:style-name="P155"><text:tab/><text:tab/>bits = 32</text:p>
      <text:p text:style-name="P156"/>
      <text:p text:style-name="P157"><text:tab/><text:tab/>[record.time]</text:p>
      <text:p text:style-name="P158">total_time = 10 #total recording time in #seconds</text:p>
      <text:p text:style-name="P159">file_time = 10 #since the files are very large, #it is interesting to split them into several</text:p>
      <text:p text:style-name="P160">delay = 0 #wait time, in seconds, from #start, before starting to record</text:p>
      <text:p text:style-name="P161">index = 0</text:p>
      <text:p text:style-name="P162">A directory structure will be created depending on the current date and the file names will depend on the current hour and minute ending with the file number.</text:p>
      <text:p text:style-name="P163"/>
      <text:p text:style-name="P164">modify the configuration file to record</text:p>
      <text:p text:style-name="P165"/>
      <text:p text:style-name="P166">nano /media/ensor/Ensor384/ensor.conf</text:p>
      <text:p text:style-name="P167">[DEFAULT]</text:p>
      <text:p text:style-name="P168">record =<text:s/><text:s/>yes<text:tab/><text:s/>#enable recording or not &lt;yes, no&gt;</text:p>
      <text:p text:style-name="P169">. . .<text:s/><text:tab/><text:tab/>#by default, it does not record</text:p>
      <text:p text:style-name="P170"/>
      <text:p text:style-name="P171">And try to record</text:p>
      <text:p text:style-name="P172"/>
      <text:p text:style-name="P173">sudo /home/ensor/Ensor/eea.py</text:p>
      <text:p text:style-name="P174"/>
      <text:p text:style-name="P175">It is necessary to use sudo to modify the system date.</text:p>
      <text:soft-page-break/>
      <text:p text:style-name="P176">the program has a delay of 10 seconds to give time for the<text:s/>USB flash memory<text:s/>to mount correctly when we automatically record when starting the system.</text:p>
      <text:p text:style-name="P177"/>
      <text:p text:style-name="P178">14.- Record when the system starts</text:p>
      <text:p text:style-name="P179"/>
      <text:p text:style-name="P180">we will use the rc-local.service service</text:p>
      <text:p text:style-name="P181">we will modify the /etc/rc.local file</text:p>
      <text:p text:style-name="P182">sudo nano /etc/rc.local</text:p>
      <text:p text:style-name="P183"><text:tab/>insert the following line</text:p>
      <text:p text:style-name="P184">/home/ensor/Ensor/recorder.sh</text:p>
      <text:p text:style-name="P185">so that the recorder.sh script is executed when the system starts</text:p>
      <text:p text:style-name="P186"/>
      <text:p text:style-name="P187">15.- Script program /home/ensor/Ensor/recorder.sh</text:p>
      <text:p text:style-name="P188">nano /home/ensor/Ensor/recorder.sh</text:p>
      <text:p text:style-name="P189">#!/bin/sh</text:p>
      <text:p text:style-name="P190">sudo /home/ensor/Ensor/eea.py</text:p>
      <text:p text:style-name="P191">sudo shutdown -h now</text:p>
      <text:p text:style-name="P192"/>
      <text:p text:style-name="P193">what this script does is start recording according to the ensor.conf configuration and when it finishes, it shuts down the system so that it does not consume energy.</text:p>
      <text:p text:style-name="P194"/>
      <text:p text:style-name="P195"/>
      <text:p text:style-name="P196"/>
      <text:p text:style-name="P197">16.- Backup the card</text:p>
      <text:p text:style-name="P198"/>
      <text:p text:style-name="P199">widows: Win32DiskImager</text:p>
      <text:p text:style-name="P200">linux: dd if=/dev/sda of=/image/path</text:p>
      <text:p text:style-name="P201">from raspi: sudo dd if=/dev/mmcblk0 of=/media/ensor/Ensor384/raspbian.img bs=1M status=progress</text:p>
      <text:p text:style-name="P202"/>
      <text:p text:style-name="P203">17.- Prepare Raspberry Pi to record at 384000 samples/s and 32 bits</text:p>
      <text:p text:style-name="P204"/>
      <text:soft-page-break/>
      <text:p text:style-name="P205">The system will be prepared with everything necessary to compile the kernel</text:p>
      <text:p text:style-name="P206">sudo apt install git bc bison flex libssl-dev make</text:p>
      <text:p text:style-name="P207">The current kernel source files will be downloaded</text:p>
      <text:p text:style-name="P208">git clone --depth=1 https://github.com/raspberrypi/linux</text:p>
      <text:p text:style-name="P209"/>
      <text:p text:style-name="P210">18.- The "menuconfig" tool requires ncurses</text:p>
      <text:p text:style-name="P211">sudo apt install libncurses5-dev libncursesw5-dev</text:p>
      <text:p text:style-name="P212"/>
      <text:p text:style-name="P213">19.- We will use spdif-receiver as the digital audio interface</text:p>
      <text:p text:style-name="P214">Since spdif-receiver supports a maximum sampling rate of 192000 samples/s,</text:p>
      <text:p text:style-name="P215">we will have to modify spdif-receiver to support 384000 samples/s</text:p>
      <text:p text:style-name="P216">the file is located in</text:p>
      <text:p text:style-name="P217">/home/ensor/linux/</text:p>
      <text:p text:style-name="P218">nano spdif_receiver.c.<text:s/></text:p>
      <text:p text:style-name="P219">where it says 192000 put 384000 instead and compile kernel</text:p>
      <text:p text:style-name="P220"><text:span text:style-name="T221">#define STUB_RATES SNDRV_PCM_RATE_8000_</text:span><text:span text:style-name="T222">384000</text:span></text:p>
      <text:p text:style-name="P223">#define STUB_FORMATS (SNDRV_PCM_FMTBIT_S16_LE | \</text:p>
      <text:p text:style-name="P224">SNDRV_PCM_FMTBIT_S20_3LE | \</text:p>
      <text:p text:style-name="P225">SNDRV_PCM_FMTBIT_S24_LE | \</text:p>
      <text:p text:style-name="P226">SNDRV_PCM_FMTBIT_S32_LE | \</text:p>
      <text:p text:style-name="P227">SNDRV_PCM_FMTBIT_IEC958_SUBFRAME_LE)</text:p>
      <text:p text:style-name="P228"/>
      <text:p text:style-name="P229">20.- Compile kernel 6.6.44-v8+ Raspberry Pi OS Lite (64) for Raspberry Pi 3b+</text:p>
      <text:p text:style-name="P230">cd linux<text:s/></text:p>
      <text:p text:style-name="P231">KERNEL=kernel8<text:s/></text:p>
      <text:p text:style-name="P232">make bcm2711_defconfig<text:s/></text:p>
      <text:p text:style-name="P233"/>
      <text:p text:style-name="P234">make menuconfig<text:s/></text:p>
      <text:p text:style-name="P235"/>
      <text:p text:style-name="P236">make -j4 Image.gz modules dtbs<text:s/></text:p>
      <text:p text:style-name="P237">sudo make -j4 modules_install<text:s/></text:p>
      <text:p text:style-name="P238"/>
      <text:p text:style-name="P239">sudo cp /boot/firmware/ $KERNEL.img /boot/firmware/$KERNEL-backup.img<text:s/></text:p>
      <text:p text:style-name="P240">sudo cp arch/arm64/boot/Image.gz /boot/firmware/$KERNEL.img<text:s/></text:p>
      <text:p text:style-name="P241">sudo cp arch/arm64/boot/dts/broadcom/*.dtb /boot/firmware/<text:s/></text:p>
      <text:p text:style-name="P242">sudo cp arch/arm64/boot/dts/overlays/*.dtb* /boot/firmware/overlays/<text:s/></text:p>
      <text:p text:style-name="P243">sudo cp arch/arm64/boot/dts/overlays/README /boot/firmware/overlays/</text:p>
      <text:p text:style-name="P244"/>
      <text:p text:style-name="P245">sudo reboot</text:p>
      <text:p text:style-name="P246"/>
      <text:p text:style-name="P247">21.- Check that the card records audio at a sampling rate of 384000 samples per second and 32 bits</text:p>
      <text:p text:style-name="P248">The recording program is located in /home/ensor /Ensor/eea.py</text:p>
      <text:p text:style-name="P249">Edit the configuration file to record at 384000 m/s and 32bits for 10 seconds</text:p>
      <text:p text:style-name="P250">nano /media/ensor/Ensor384/ensor.conf</text:p>
      <text:p text:style-name="P251">[DEFAULT]</text:p>
      <text:p text:style-name="P252">record = yes<text:s/><text:tab/># enable recording or not &lt; yes, no &gt;</text:p>
      <text:p text:style-name="P253">#by default, does not record</text:p>
      <text:p text:style-name="P254">date = 01/12/2024</text:p>
      <text:p text:style-name="P255">file_name = test_384Ks_32bits</text:p>
      <text:p text:style-name="P256"/>
      <text:p text:style-name="P257"/>
      <text:p text:style-name="P258"/>
      <text:p text:style-name="P259">[sound.format]</text:p>
      <text:p text:style-name="P260">sampling = 384000</text:p>
      <text:p text:style-name="P261">bits = 32</text:p>
      <text:p text:style-name="P262"/>
      <text:p text:style-name="P263">[record.time]</text:p>
      <text:p text:style-name="P264">totaltime = 10<text:s/><text:tab/>#total recording time in #seconds</text:p>
      <text:p text:style-name="P265">fileTime = 10<text:s/><text:tab/>#since the files are very large, #it is better to divide them into several</text:p>
      <text:p text:style-name="P266">delay = 0<text:s/><text:tab/>#waiting time, in seconds, from the start, before starting to record</text:p>
      <text:soft-page-break/>
      <text:p text:style-name="P267">index = 0</text:p>
      <text:p text:style-name="P268"/>
      <text:p text:style-name="P269">try recording</text:p>
      <text:p text:style-name="P270">sudo /home/ensor/Ensor/eea.py</text:p>
      <text:p text:style-name="P271"/>
      <text:p text:style-name="P272">If the system records perfectly, perform another recording test, but this time automatically from the start of the system. To do this,<text:s/>simply leave the configuration file as it is and reboot the system</text:p>
      <text:p text:style-name="P273">sudo reboot</text:p>
      <text:p text:style-name="P274">When the system boots, it will begin recording as indicated in the configuration file.</text:p>
      <text:p text:style-name="P275">As the recording configuration file, ensor.conf, is on the<text:s/>USB flash memory, it can be modified with any text editor in both Windows and Linux</text:p>
      <text:p text:style-name="P276">In this simple way, automatic recordings can be made.</text:p>
      <text:p text:style-name="P277">You will simply set the configuration that is needed at any given time</text:p>
      <text:p text:style-name="P278"/>
      <text:p text:style-name="P279">22.- Backup the card</text:p>
      <text:p text:style-name="P280">widows: Win32DiskImager</text:p>
      <text:p text:style-name="P281">linux: dd if=/dev/sda of=/image/path</text:p>
      <text:p text:style-name="P282">from raspi: sudo dd if=/dev/mmcblk0 of=/media/ensor/Ensor384/raspbian_64_6_6_42.img bs=1M status=progress</text:p>
      <text:p text:style-name="P283"/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o</meta:initial-creator>
    <dc:creator>Mariano</dc:creator>
    <meta:creation-date>2024-11-13T19:26:00Z</meta:creation-date>
    <dc:date>2024-11-13T19:26:00Z</dc:date>
    <meta:template xlink:href="Normal.dotm" xlink:type="simple"/>
    <meta:editing-cycles>2</meta:editing-cycles>
    <meta:editing-duration>PT60S</meta:editing-duration>
    <meta:document-statistic meta:page-count="10" meta:paragraph-count="19" meta:word-count="1525" meta:character-count="9896" meta:row-count="69" meta:non-whitespace-character-count="8390"/>
  </office:meta>
</office:document-meta>
</file>